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d44" officeooo:paragraph-rsid="00073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yPhuS Workfl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9:54:29.958841367</meta:creation-date>
    <dc:date>2025-09-24T09:55:31.519239283</dc:date>
    <meta:editing-duration>PT1M2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24.2.7.2$Linux_X86_64 LibreOffice_project/420$Build-2</meta:generator>
  </office:meta>
</office:document-meta>
</file>